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office:version="1.2">
  <office:scripts/>
  <office:font-face-decls>
    <style:font-face style:name="Linux Biolinum O" svg:font-family="Linux Biolinum O" style:font-pitch="variable"/>
  </office:font-face-decls>
  <office:automatic-styles>
    <style:style style:name="Roman" style:family="paragraph" style:parent-style-name="Roman">
      <style:text-properties style:font-name="Linux Biolinum O"/>
    </style:style>
  </office:automatic-styles>
  <office:body>
    <office:text>
      <text:p text:style-name="Arabic">لِئٖمْبٖيتٖ نَ مٗنْڠٗوتِ</text:p>
      <text:p text:style-name="Arabic">تَانْڠَ كْوَ لِينْڠِ شَؤُورِ</text:p>
      <text:p text:style-name="Arabic">هَؤُتُكُوتِ أُكُوتِ</text:p>
      <text:p text:style-name="Arabic">إِمٖتُوَامَ بَهَارِ</text:p>
      <text:p text:style-name="Arabic">هَاتَ مَاءِ هَيَڤُوتِ</text:p>
      <text:p text:style-name="Arabic">تُتَپَتَاءٖ بَنْدَارِ؟</text:p>
      <text:p text:style-name="Arabic"/>
      <text:p text:style-name="Arabic">نْڠُرُودِ إِمٖشٗپٗوكَ</text:p>
      <text:p text:style-name="Arabic">مَاءِ نْڠَمَانِ هُجِيرِ</text:p>
      <text:p text:style-name="Arabic">هَئِتَاكِ كُزِبِيكَ</text:p>
      <text:p text:style-name="Arabic">نَ هَاتَ كْوَ مِسُمَارِ</text:p>
      <text:p text:style-name="Arabic">كُيَفُؤَ تُمٖچٗوكَ</text:p>
      <text:p text:style-name="Arabic">مِكٗونٗ هُتُهَئِيرِ</text:p>
      <text:p text:style-name="Arabic"/>
      <text:p text:style-name="Arabic">تُمٖكٗوسَ تَرَتِيبُ</text:p>
      <text:p text:style-name="Arabic">هَتُونَ تٖينَ شَؤُورِ</text:p>
      <text:p text:style-name="Arabic">نَ بَنْدَارِ سِ كَرِيبُ</text:p>
      <text:p text:style-name="Arabic">هَكُپِيتِ مَنُوَارِ</text:p>
      <text:p text:style-name="Arabic">زِمٖتُتَانْدَ ذَرُوبُ</text:p>
      <text:p text:style-name="Arabic">مٖتُزُنْڠُوكَ خَتَارِ</text:p>
      <text:p text:style-name="Arabic"/>
      <text:p text:style-name="Arabic">هَتُئِيسِ لَ كُتٖينْدَ</text:p>
      <text:p text:style-name="Arabic">تُمٖشِنْدوَ كُفِكِيرِ</text:p>
      <text:p text:style-name="Arabic">كِيزَ كِينْڠِ كِمٖتَانْدَ</text:p>
      <text:p text:style-name="Arabic">كٗوتٖ كِمٖپِيجَ دٗورِ</text:p>
      <text:p text:style-name="Arabic">نِ هٖيرِ مْوَامْبَ كُپَانْدَ</text:p>
      <text:p text:style-name="Arabic">كَامَ هُونُ أُتِرِيرِ</text:p>
      <text:p text:style-name="Arabic"/>
      <text:p text:style-name="Arabic">هَتُونَ إِيلَ مَنَانِ</text:p>
      <text:p text:style-name="Arabic">وَ كُمُؤٗومْبَ جَبَارِ</text:p>
      <text:p text:style-name="Arabic">أَتوٖڠٖيشٖ نَاسِ پوَانِ</text:p>
      <text:p text:style-name="Arabic">يَپٗكُوَ كْوَ كِهٗورِ</text:p>
      <text:p text:style-name="Arabic">تُؤٗكٗوٖ رَهَمَانِ</text:p>
      <text:p text:style-name="Arabic">وَاجَ وَاكٗ تُسِتِيرِ</text:p>
      <text:p text:style-name="Arabic"/>
      <text:p text:style-name="Arabic">سُوَالِ سِ لَ جَهَازِ</text:p>
      <text:p text:style-name="Arabic">هِيلِ كَتِيكَ شَئِيرِ</text:p>
      <text:p text:style-name="Arabic">لِتَمْبُوٖينِ وَيُوزِ</text:p>
      <text:p text:style-name="Arabic">مَفُونْدِ مُولٗ هٗدَارِ</text:p>
      <text:p text:style-name="Arabic">وَ مْتٗونِ وٖينْدٖ مْبِيزِ</text:p>
      <text:p text:style-name="Arabic">مُزِزَمِئَايٗ دُورِ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Linux Biolinum O" style:font-pitch="variable"/>
    <style:font-face style:name="Scheherazade" svg:font-family="Scheherazad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6:42.316607663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21T17:49:59.866725578</dc:date>
    <dc:creator>Kevin Donnelly</dc:creator>
    <meta:document-statistic meta:table-count="0" meta:image-count="0" meta:object-count="0" meta:page-count="1" meta:paragraph-count="12" meta:word-count="80" meta:character-count="403" meta:non-whitespace-character-count="334"/>
    <meta:template xlink:type="simple" xlink:actuate="onRequest" xlink:title="andika" xlink:href="../../../../../data/libreoffice/templates/andika.ott" meta:date="2014-08-21T17:36:42.007576131"/>
  </office:meta>
</office:document-meta>
</file>